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Nyala" svg:font-family="Nyala" style:font-pitch="variable"/>
    <style:font-face style:name="Andalus" svg:font-family="Andalus" style:font-family-generic="roman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Browallia New" svg:font-family="'Browallia New'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Franklin Gothic Medium1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 style:shadow="none"/>
    </style:style>
    <style:style style:name="Table1.A" style:family="table-column">
      <style:table-column-properties style:column-width="4.881cm" style:rel-column-width="10915*"/>
    </style:style>
    <style:style style:name="Table1.B" style:family="table-column">
      <style:table-column-properties style:column-width="4.884cm" style:rel-column-width="10923*"/>
    </style:style>
    <style:style style:name="Table1.C" style:family="table-column">
      <style:table-column-properties style:column-width="6.373cm" style:rel-column-width="14253*"/>
    </style:style>
    <style:style style:name="Table1.D" style:family="table-column">
      <style:table-column-properties style:column-width="13.166cm" style:rel-column-width="29444*"/>
    </style:style>
    <style:style style:name="Table1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1.B1" style:family="table-cell">
      <style:table-cell-properties fo:padding="0.049cm" fo:border-left="none" fo:border-right="none" fo:border-top="0.018cm solid #ffffff" fo:border-bottom="0.018cm solid #ffffff"/>
    </style:style>
    <style:style style:name="Table1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1.D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6cm" style:rel-column-width="848*"/>
    </style:style>
    <style:style style:name="Table2.B" style:family="table-column">
      <style:table-column-properties style:column-width="0.332cm" style:rel-column-width="188*"/>
    </style:style>
    <style:style style:name="Table2.C" style:family="table-column">
      <style:table-column-properties style:column-width="2.23cm" style:rel-column-width="1264*"/>
    </style:style>
    <style:style style:name="Table2.G" style:family="table-column">
      <style:table-column-properties style:column-width="2.228cm" style:rel-column-width="1263*"/>
    </style:style>
    <style:style style:name="Table2.N" style:family="table-column">
      <style:table-column-properties style:column-width="2.235cm" style:rel-column-width="1267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/>
    </style:style>
    <style:style style:name="Table4.A" style:family="table-column">
      <style:table-column-properties style:column-width="8.89cm" style:rel-column-width="19883*"/>
    </style:style>
    <style:style style:name="Table4.B" style:family="table-column">
      <style:table-column-properties style:column-width="10.345cm" style:rel-column-width="23137*"/>
    </style:style>
    <style:style style:name="Table4.C" style:family="table-column">
      <style:table-column-properties style:column-width="10.067cm" style:rel-column-width="2251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29.302cm" table:align="margins" style:shadow="none"/>
    </style:style>
    <style:style style:name="Table3.A" style:family="table-column">
      <style:table-column-properties style:column-width="4.881cm" style:rel-column-width="10915*"/>
    </style:style>
    <style:style style:name="Table3.B" style:family="table-column">
      <style:table-column-properties style:column-width="4.884cm" style:rel-column-width="10923*"/>
    </style:style>
    <style:style style:name="Table3.C" style:family="table-column">
      <style:table-column-properties style:column-width="6.373cm" style:rel-column-width="14253*"/>
    </style:style>
    <style:style style:name="Table3.D" style:family="table-column">
      <style:table-column-properties style:column-width="13.166cm" style:rel-column-width="29444*"/>
    </style:style>
    <style:style style:name="Table3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3.B1" style:family="table-cell">
      <style:table-cell-properties fo:padding="0.049cm" fo:border-left="none" fo:border-right="none" fo:border-top="0.018cm solid #ffffff" fo:border-bottom="0.018cm solid #ffffff"/>
    </style:style>
    <style:style style:name="Table3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3.D1" style:family="table-cell">
      <style:table-cell-properties fo:padding="0cm" fo:border="none"/>
    </style:style>
    <style:style style:name="Table3.2" style:family="table-row">
      <style:table-row-properties style:min-row-height="7.646cm"/>
    </style:style>
    <style:style style:name="Table5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96cm" style:rel-column-width="848*"/>
    </style:style>
    <style:style style:name="Table5.B" style:family="table-column">
      <style:table-column-properties style:column-width="0.332cm" style:rel-column-width="188*"/>
    </style:style>
    <style:style style:name="Table5.C" style:family="table-column">
      <style:table-column-properties style:column-width="2.23cm" style:rel-column-width="1264*"/>
    </style:style>
    <style:style style:name="Table5.G" style:family="table-column">
      <style:table-column-properties style:column-width="2.228cm" style:rel-column-width="1263*"/>
    </style:style>
    <style:style style:name="Table5.N" style:family="table-column">
      <style:table-column-properties style:column-width="2.235cm" style:rel-column-width="1267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0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5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5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5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5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5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5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5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6" style:family="table">
      <style:table-properties style:width="29.302cm" table:align="margins"/>
    </style:style>
    <style:style style:name="Table6.A" style:family="table-column">
      <style:table-column-properties style:column-width="8.89cm" style:rel-column-width="19883*"/>
    </style:style>
    <style:style style:name="Table6.B" style:family="table-column">
      <style:table-column-properties style:column-width="10.345cm" style:rel-column-width="23137*"/>
    </style:style>
    <style:style style:name="Table6.C" style:family="table-column">
      <style:table-column-properties style:column-width="10.067cm" style:rel-column-width="2251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2" style:family="paragraph" style:parent-style-name="Standard">
      <style:text-properties style:font-name="Franklin Gothic Medium1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anklin Gothic Medium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fo:font-weight="normal" style:font-name-asian="Franklin Gothic Medium" style:font-size-asian="18pt" style:font-weight-asian="normal" style:font-name-complex="Franklin Gothic Medium" style:font-size-complex="18pt" style:font-weight-complex="normal"/>
    </style:style>
    <style:style style:name="P15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7pt" fo:font-weight="normal" style:font-name-asian="Franklin Gothic Medium" style:font-size-asian="7pt" style:font-weight-asian="normal" style:font-name-complex="Franklin Gothic Medium" style:font-size-complex="7pt" style:font-weight-complex="normal"/>
    </style:style>
    <style:style style:name="P16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17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1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18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19" style:family="paragraph" style:parent-style-name="Standard">
      <style:paragraph-properties fo:margin-top="0cm" fo:margin-bottom="0.011cm" fo:text-align="center" style:justify-single-word="false" style:shadow="none"/>
      <style:text-properties style:font-name="Franklin Gothic Medium1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Franklin Gothic Medium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style="italic" fo:background-color="transparent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style="italic" fo:background-color="#99ccff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style="italic" fo:background-color="transparent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Franklin Gothic Medium"/>
    </style:style>
    <style:style style:name="T2" style:family="text">
      <style:text-properties style:font-name="Franklin Gothic Medium" fo:font-weight="normal" style:font-name-asian="Franklin Gothic Medium" style:font-weight-asian="normal" style:font-name-complex="Franklin Gothic Medium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Franklin Gothic Medium" style:font-name-asian="Franklin Gothic Medium" style:font-name-complex="Franklin Gothic Medium"/>
    </style:style>
    <style:style style:name="T7" style:family="text">
      <style:text-properties style:font-name="Franklin Gothic Medium" fo:font-weight="normal" style:font-name-asian="Franklin Gothic Medium" style:font-weight-asian="normal" style:font-name-complex="Franklin Gothic Medium" style:font-weight-complex="normal"/>
    </style:style>
    <style:style style:name="T8" style:family="text">
      <style:text-properties style:font-name="Franklin Gothic Medium" fo:font-style="normal" fo:font-weight="normal" style:font-name-asian="Franklin Gothic Medium" style:font-style-asian="normal" style:font-weight-asian="normal" style:font-name-complex="Franklin Gothic Medium" style:font-style-complex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Preset Patch</text:p>
            <text:p text:style-name="P20">(Hold MODE Button)</text:p>
          </table:table-cell>
          <table:table-cell table:style-name="Table1.B1" office:value-type="string">
            <text:p text:style-name="P13"><text:span text:style-name="T3">Command</text:span> </text:p>
            <text:p text:style-name="P13">(Hold MODE Button)</text:p>
          </table:table-cell>
          <table:table-cell table:style-name="Table1.C1" office:value-type="string">
            <text:p text:style-name="P9">Toggle <text:span text:style-name="T5">Setting</text:span> (Hold MODE Button)</text:p>
            <text:p text:style-name="P9">Single blink <text:span text:style-name="T3">OFF</text:span>, Double blink <text:span text:style-name="T3">ON</text:span></text:p>
          </table:table-cell>
          <table:table-cell table:style-name="Table1.D1" office:value-type="string">
            <text:p text:style-name="P14">LE STRUM QUICK REF V1.1</text:p>
          </table:table-cell>
        </table:table-row>
        <table:table-row table:style-name="Table1.2">
          <table:table-cell table:style-name="Table1.D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column table:style-name="Table2.C" table:number-columns-repeated="4"/>
              <table:table-column table:style-name="Table2.G"/>
              <table:table-column table:style-name="Table2.C"/>
              <table:table-column table:style-name="Table2.N"/>
              <table:table-row table:style-name="Table2.1">
                <table:table-cell table:style-name="Table2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29"/>
                </table:table-cell>
                <table:table-cell table:style-name="Table2.B2" office:value-type="string">
                  <text:p text:style-name="P8"/>
                </table:table-cell>
                <table:table-cell table:style-name="Table2.C2" office:value-type="string">
                  <text:p text:style-name="P7">C</text:p>
                </table:table-cell>
                <table:table-cell table:style-name="Table2.D2" office:value-type="string">
                  <text:p text:style-name="P10">C#</text:p>
                </table:table-cell>
                <table:table-cell table:style-name="Table2.D2" office:value-type="string">
                  <text:p text:style-name="P7">D</text:p>
                </table:table-cell>
                <table:table-cell table:style-name="Table2.C2" office:value-type="string">
                  <text:p text:style-name="P10">D#</text:p>
                </table:table-cell>
                <table:table-cell table:style-name="Table2.C2" office:value-type="string">
                  <text:p text:style-name="P7">E</text:p>
                </table:table-cell>
                <table:table-cell table:style-name="Table2.H2" office:value-type="float" office:value="42005">
                  <text:p text:style-name="P7">F</text:p>
                </table:table-cell>
                <table:table-cell table:style-name="Table2.C2" office:value-type="string">
                  <text:p text:style-name="P10">F#</text:p>
                </table:table-cell>
                <table:table-cell table:style-name="Table2.C2" office:value-type="string">
                  <text:p text:style-name="P12">G</text:p>
                </table:table-cell>
                <table:table-cell table:style-name="Table2.C2" office:value-type="string">
                  <text:p text:style-name="P11">G#</text:p>
                </table:table-cell>
                <table:table-cell table:style-name="Table2.C2" office:value-type="string">
                  <text:p text:style-name="P7">A</text:p>
                </table:table-cell>
                <table:table-cell table:style-name="Table2.C2" office:value-type="string">
                  <text:p text:style-name="P10">A#</text:p>
                </table:table-cell>
                <table:table-cell table:style-name="Table2.C2" office:value-type="string">
                  <text:p text:style-name="P12">B</text:p>
                </table:table-cell>
              </table:table-row>
              <table:table-row table:style-name="Table2.1">
                <table:table-cell table:style-name="Table2.B2" office:value-type="string">
                  <text:p text:style-name="P28">MAJ</text:p>
                </table:table-cell>
                <table:table-cell table:style-name="Table2.A1">
                  <text:p text:style-name="P6"/>
                </table:table-cell>
                <table:table-cell table:style-name="Table2.C3" office:value-type="string">
                  <text:p text:style-name="P33">Basic </text:p>
                  <text:p text:style-name="P33">Strum</text:p>
                  <text:p text:style-name="P33">Mode</text:p>
                </table:table-cell>
                <table:table-cell table:style-name="Table2.D3" office:value-type="string">
                  <text:p text:style-name="P33"/>
                </table:table-cell>
                <table:table-cell table:style-name="Table2.E3" office:value-type="string">
                  <text:p text:style-name="P33">Guitar </text:p>
                  <text:p text:style-name="P33">Strum</text:p>
                  <text:p text:style-name="P33">Mode</text:p>
                </table:table-cell>
                <table:table-cell table:style-name="Table2.F3" office:value-type="string">
                  <text:p text:style-name="P33"/>
                </table:table-cell>
                <table:table-cell table:style-name="Table2.C3" office:value-type="string">
                  <text:p text:style-name="P33">Guitar </text:p>
                  <text:p text:style-name="P33">Sustain</text:p>
                  <text:p text:style-name="P33">Mode</text:p>
                </table:table-cell>
                <table:table-cell table:style-name="Table2.C3" office:value-type="string">
                  <text:p text:style-name="P33">Organ Buttons</text:p>
                  <text:p text:style-name="P33">Mode</text:p>
                </table:table-cell>
                <table:table-cell table:style-name="Table2.F3" office:value-type="string">
                  <text:p text:style-name="P33"/>
                </table:table-cell>
                <table:table-cell table:style-name="Table2.C3" office:value-type="string">
                  <text:p text:style-name="P37">Organ</text:p>
                  <text:p text:style-name="P37">Buttons</text:p>
                  <text:p text:style-name="P37"><text:s/>with Adds</text:p>
                </table:table-cell>
                <table:table-cell table:style-name="Table2.F3" office:value-type="string">
                  <text:p text:style-name="P33"/>
                </table:table-cell>
                <table:table-cell table:style-name="Table2.C3" office:value-type="string">
                  <text:p text:style-name="P33">Organ Buttons with Adds/Retrig</text:p>
                </table:table-cell>
                <table:table-cell table:style-name="Table2.F3" office:value-type="string">
                  <text:p text:style-name="P33"/>
                </table:table-cell>
                <table:table-cell table:style-name="Table2.N3" office:value-type="string">
                  <text:p text:style-name="P37">Load User Patch From </text:p>
                  <text:p text:style-name="P37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28">MIN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34">Play Note</text:p>
                  <text:p text:style-name="P34">On Contact Make</text:p>
                </table:table-cell>
                <table:table-cell table:style-name="Table2.D4" office:value-type="string">
                  <text:p text:style-name="P34">Play Note</text:p>
                  <text:p text:style-name="P34">On Contact Break</text:p>
                </table:table-cell>
                <table:table-cell table:style-name="Table2.D4" office:value-type="string">
                  <text:p text:style-name="P34">Guitar </text:p>
                  <text:p text:style-name="P34">Open Chord </text:p>
                  <text:p text:style-name="P34">Voicing</text:p>
                </table:table-cell>
                <table:table-cell table:style-name="Table2.C4" office:value-type="string">
                  <text:p text:style-name="P36">Added Notes (Sus4/6/9)</text:p>
                  <text:p text:style-name="P36"/>
                </table:table-cell>
                <table:table-cell table:style-name="Table2.C4" office:value-type="string">
                  <text:p text:style-name="P34">Sustain Chord Until Next Chord</text:p>
                </table:table-cell>
                <table:table-cell table:style-name="Table2.C4" office:value-type="string">
                  <text:p text:style-name="P34">Chromatic Scale On Pads</text:p>
                </table:table-cell>
                <table:table-cell table:style-name="Table2.I4" office:value-type="string">
                  <text:p text:style-name="P34"/>
                </table:table-cell>
                <table:table-cell table:style-name="Table2.I4" office:value-type="string">
                  <text:p text:style-name="P34"/>
                </table:table-cell>
                <table:table-cell table:style-name="Table2.I4" office:value-type="string">
                  <text:p text:style-name="P35"/>
                </table:table-cell>
                <table:table-cell table:style-name="Table2.C4" office:value-type="string">
                  <text:p text:style-name="P34">Enable Organ Buttons On MIDI Ch 2</text:p>
                </table:table-cell>
                <table:table-cell table:style-name="Table2.C4" office:value-type="string">
                  <text:p text:style-name="P34">Sustain O/B Until Next Chord</text:p>
                </table:table-cell>
                <table:table-cell table:style-name="Table2.N4" office:value-type="string">
                  <text:p text:style-name="P33">Save User Patch To </text:p>
                  <text:p text:style-name="P33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28">DOM7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34">Damp Note</text:p>
                  <text:p text:style-name="P34">On Contact Make</text:p>
                </table:table-cell>
                <table:table-cell table:style-name="Table2.D4" office:value-type="string">
                  <text:p text:style-name="P34">Damp Note</text:p>
                  <text:p text:style-name="P36">On Contact Break</text:p>
                </table:table-cell>
                <table:table-cell table:style-name="Table2.D4" office:value-type="string">
                  <text:p text:style-name="P34">Repeat Guitar Chord At</text:p>
                  <text:p text:style-name="P34">+1 Octave</text:p>
                </table:table-cell>
                <table:table-cell table:style-name="Table2.C4" office:value-type="string">
                  <text:p text:style-name="P34">Map Guitar Chord Bass Notes</text:p>
                </table:table-cell>
                <table:table-cell table:style-name="Table2.C4" office:value-type="string">
                  <text:p text:style-name="P34">Common Notes Sustain On Change</text:p>
                </table:table-cell>
                <table:table-cell table:style-name="Table2.C4" office:value-type="string">
                  <text:p text:style-name="P34">Diatonic</text:p>
                  <text:p text:style-name="P34">Scale On Pads</text:p>
                </table:table-cell>
                <table:table-cell table:style-name="Table2.C4" office:value-type="string">
                  <text:p text:style-name="P34">Pentatonic</text:p>
                  <text:p text:style-name="P34">Scale On Pads</text:p>
                </table:table-cell>
                <table:table-cell table:style-name="Table2.I4" office:value-type="string">
                  <text:p text:style-name="P34"/>
                </table:table-cell>
                <table:table-cell table:style-name="Table2.I4" office:value-type="string">
                  <text:p text:style-name="P35"/>
                </table:table-cell>
                <table:table-cell table:style-name="Table2.I4" office:value-type="string">
                  <text:p text:style-name="P34"/>
                </table:table-cell>
                <table:table-cell table:style-name="Table2.C4" office:value-type="string">
                  <text:p text:style-name="P34">Common Notes Sustain On O/B</text:p>
                </table:table-cell>
                <table:table-cell table:style-name="Table2.N4" office:value-type="string">
                  <text:p text:style-name="P23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6"/>
                </table:table-cell>
                <table:table-cell table:style-name="Table2.B4">
                  <text:p text:style-name="P6"/>
                </table:table-cell>
                <table:table-cell table:style-name="Table2.I4" office:value-type="string">
                  <text:p text:style-name="P12">C</text:p>
                </table:table-cell>
                <table:table-cell table:style-name="Table2.D6" office:value-type="string">
                  <text:p text:style-name="P10">C#</text:p>
                </table:table-cell>
                <table:table-cell table:style-name="Table2.D6" office:value-type="string">
                  <text:p text:style-name="P12">D</text:p>
                </table:table-cell>
                <table:table-cell table:style-name="Table2.I4" office:value-type="string">
                  <text:p text:style-name="P10">D#</text:p>
                </table:table-cell>
                <table:table-cell table:style-name="Table2.I4" office:value-type="string">
                  <text:p text:style-name="P12">E</text:p>
                </table:table-cell>
                <table:table-cell table:style-name="Table2.H6" office:value-type="float" office:value="42005">
                  <text:p text:style-name="P12">F</text:p>
                </table:table-cell>
                <table:table-cell table:style-name="Table2.I4" office:value-type="string">
                  <text:p text:style-name="P10">F#</text:p>
                </table:table-cell>
                <table:table-cell table:style-name="Table2.I4" office:value-type="string">
                  <text:p text:style-name="P12">G</text:p>
                </table:table-cell>
                <table:table-cell table:style-name="Table2.I4" office:value-type="string">
                  <text:p text:style-name="P11">G#</text:p>
                </table:table-cell>
                <table:table-cell table:style-name="Table2.I4" office:value-type="string">
                  <text:p text:style-name="P12">A</text:p>
                </table:table-cell>
                <table:table-cell table:style-name="Table2.I4" office:value-type="string">
                  <text:p text:style-name="P10">A#</text:p>
                </table:table-cell>
                <table:table-cell table:style-name="Table2.N6" office:value-type="string">
                  <text:p text:style-name="P12">B</text:p>
                </table:table-cell>
              </table:table-row>
            </table:table>
            <text:p text:style-name="P15"><text:s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3">Special Chord Button Combinations</text:p>
                  <text:p text:style-name="P4"><text:span text:style-name="T2">●</text:span><text:span text:style-name="T2"> </text:span>MAJ + DOM7 = <text:span text:style-name="T3">Major Seventh</text:span> Chord</text:p>
                  <text:p text:style-name="P4"><text:span text:style-name="T2">●</text:span><text:span text:style-name="T2"> </text:span>MIN + DOM7 = <text:span text:style-name="T3">Minor Seventh</text:span> Chord</text:p>
                  <text:p text:style-name="P4"><text:span text:style-name="T2">●</text:span><text:span text:style-name="T2"> </text:span>MAJ + MIN = <text:span text:style-name="T3">Diminished</text:span> Triad</text:p>
                  <text:p text:style-name="P4"><text:span text:style-name="T2">●</text:span><text:span text:style-name="T2"> </text:span>MAJ + MIN + DOM7 = <text:span text:style-name="T3">Augmented</text:span> Triad</text:p>
                </table:table-cell>
                <table:table-cell table:style-name="Table4.A1" office:value-type="string">
                  <text:p text:style-name="P3">Added Notes (When enabled by Mode)</text:p>
                  <text:p text:style-name="P4"><text:span text:style-name="T2">●</text:span><text:span text:style-name="T2"> </text:span>Hold chord and press top row button to right =<text:span text:style-name="T3"> Sus 4</text:span></text:p>
                  <text:p text:style-name="P4"><text:span text:style-name="T2">●</text:span><text:span text:style-name="T2"> </text:span>Hold chord and press middle row button to right = <text:span text:style-name="T3">Add 6</text:span></text:p>
                  <text:p text:style-name="P4"><text:span text:style-name="T2">●</text:span><text:span text:style-name="T2"> </text:span>Hold chord and press bottom row button to right = <text:span text:style-name="T3">Add 2/9</text:span></text:p>
                  <text:p text:style-name="P5"><text:span text:style-name="T8"/></text:p>
                </table:table-cell>
                <table:table-cell table:style-name="Table4.A1" office:value-type="string">
                  <text:p text:style-name="P16"><text:span text:style-name="T6">●</text:span> Hold MODE and touch a pad with the stylus to set <text:span text:style-name="T3">MIDI velocity</text:span></text:p>
                  <text:p text:style-name="P17"><text:span text:style-name="T6">●</text:span><text:span text:style-name="T1"> </text:span>Hold MODE at startup to view <text:span text:style-name="T3">firmware version</text:span>. LED flashes major version digit, short blink, <text:s/>minor version digit, short blink</text:p>
                  <text:p text:style-name="P16"><text:span text:style-name="T6">● Strum output on MIDI channel 1 at controllable velocity</text:span></text:p>
                  <text:p text:style-name="P16"><text:span text:style-name="T6">● Organ button output on MIDI channel 2 at full velocity</text:span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Preset Patch</text:p>
            <text:p text:style-name="P20">(Hold MODE Button)</text:p>
          </table:table-cell>
          <table:table-cell table:style-name="Table3.B1" office:value-type="string">
            <text:p text:style-name="P13"><text:span text:style-name="T3">Command</text:span> </text:p>
            <text:p text:style-name="P13">(Hold MODE Button)</text:p>
          </table:table-cell>
          <table:table-cell table:style-name="Table3.C1" office:value-type="string">
            <text:p text:style-name="P9">Toggle <text:span text:style-name="T5">Setting</text:span> (Hold MODE Button)</text:p>
            <text:p text:style-name="P9">Single blink <text:span text:style-name="T3">OFF</text:span>, Double blink <text:span text:style-name="T3">ON</text:span></text:p>
          </table:table-cell>
          <table:table-cell table:style-name="Table3.D1" office:value-type="string">
            <text:p text:style-name="P14">LE STRUM QUICK REF V1.1</text:p>
          </table:table-cell>
        </table:table-row>
        <table:table-row table:style-name="Table3.2">
          <table:table-cell table:style-name="Table3.D1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4"/>
              <table:table-column table:style-name="Table5.G"/>
              <table:table-column table:style-name="Table5.C" table:number-columns-repeated="4"/>
              <table:table-column table:style-name="Table5.G"/>
              <table:table-column table:style-name="Table5.C"/>
              <table:table-column table:style-name="Table5.N"/>
              <table:table-row table:style-name="Table5.1">
                <table:table-cell table:style-name="Table5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1">
                  <text:p text:style-name="P29"/>
                </table:table-cell>
                <table:table-cell table:style-name="Table5.B2" office:value-type="string">
                  <text:p text:style-name="P8"/>
                </table:table-cell>
                <table:table-cell table:style-name="Table5.C2" office:value-type="string">
                  <text:p text:style-name="P7">C</text:p>
                </table:table-cell>
                <table:table-cell table:style-name="Table5.D2" office:value-type="string">
                  <text:p text:style-name="P10">C#</text:p>
                </table:table-cell>
                <table:table-cell table:style-name="Table5.D2" office:value-type="string">
                  <text:p text:style-name="P7">D</text:p>
                </table:table-cell>
                <table:table-cell table:style-name="Table5.C2" office:value-type="string">
                  <text:p text:style-name="P10">D#</text:p>
                </table:table-cell>
                <table:table-cell table:style-name="Table5.C2" office:value-type="string">
                  <text:p text:style-name="P7">E</text:p>
                </table:table-cell>
                <table:table-cell table:style-name="Table5.H2" office:value-type="float" office:value="42005">
                  <text:p text:style-name="P7">F</text:p>
                </table:table-cell>
                <table:table-cell table:style-name="Table5.C2" office:value-type="string">
                  <text:p text:style-name="P10">F#</text:p>
                </table:table-cell>
                <table:table-cell table:style-name="Table5.C2" office:value-type="string">
                  <text:p text:style-name="P12">G</text:p>
                </table:table-cell>
                <table:table-cell table:style-name="Table5.C2" office:value-type="string">
                  <text:p text:style-name="P11">G#</text:p>
                </table:table-cell>
                <table:table-cell table:style-name="Table5.C2" office:value-type="string">
                  <text:p text:style-name="P7">A</text:p>
                </table:table-cell>
                <table:table-cell table:style-name="Table5.C2" office:value-type="string">
                  <text:p text:style-name="P10">A#</text:p>
                </table:table-cell>
                <table:table-cell table:style-name="Table5.C2" office:value-type="string">
                  <text:p text:style-name="P12">B</text:p>
                </table:table-cell>
              </table:table-row>
              <table:table-row table:style-name="Table5.1">
                <table:table-cell table:style-name="Table5.B2" office:value-type="string">
                  <text:p text:style-name="P28">MAJ</text:p>
                </table:table-cell>
                <table:table-cell table:style-name="Table5.A1">
                  <text:p text:style-name="P6"/>
                </table:table-cell>
                <table:table-cell table:style-name="Table5.C3" office:value-type="string">
                  <text:p text:style-name="P33">Basic </text:p>
                  <text:p text:style-name="P33">Strum</text:p>
                  <text:p text:style-name="P33">Mode</text:p>
                </table:table-cell>
                <table:table-cell table:style-name="Table5.D3" office:value-type="string">
                  <text:p text:style-name="P33"/>
                </table:table-cell>
                <table:table-cell table:style-name="Table5.E3" office:value-type="string">
                  <text:p text:style-name="P33">Guitar </text:p>
                  <text:p text:style-name="P33">Strum</text:p>
                  <text:p text:style-name="P33">Mode</text:p>
                </table:table-cell>
                <table:table-cell table:style-name="Table5.F3" office:value-type="string">
                  <text:p text:style-name="P33"/>
                </table:table-cell>
                <table:table-cell table:style-name="Table5.C3" office:value-type="string">
                  <text:p text:style-name="P33">Guitar </text:p>
                  <text:p text:style-name="P33">Sustain</text:p>
                  <text:p text:style-name="P33">Mode</text:p>
                </table:table-cell>
                <table:table-cell table:style-name="Table5.C3" office:value-type="string">
                  <text:p text:style-name="P33">Organ Buttons</text:p>
                  <text:p text:style-name="P33">Mode</text:p>
                </table:table-cell>
                <table:table-cell table:style-name="Table5.F3" office:value-type="string">
                  <text:p text:style-name="P33"/>
                </table:table-cell>
                <table:table-cell table:style-name="Table5.C3" office:value-type="string">
                  <text:p text:style-name="P37">Organ</text:p>
                  <text:p text:style-name="P37">Buttons</text:p>
                  <text:p text:style-name="P37"><text:s/>with Adds</text:p>
                </table:table-cell>
                <table:table-cell table:style-name="Table5.F3" office:value-type="string">
                  <text:p text:style-name="P33"/>
                </table:table-cell>
                <table:table-cell table:style-name="Table5.C3" office:value-type="string">
                  <text:p text:style-name="P33">Organ Buttons with Adds/Retrig</text:p>
                </table:table-cell>
                <table:table-cell table:style-name="Table5.F3" office:value-type="string">
                  <text:p text:style-name="P33"/>
                </table:table-cell>
                <table:table-cell table:style-name="Table5.N3" office:value-type="string">
                  <text:p text:style-name="P37">Load User Patch From </text:p>
                  <text:p text:style-name="P37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28">MIN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34">Play Note</text:p>
                  <text:p text:style-name="P34">On Contact Make</text:p>
                </table:table-cell>
                <table:table-cell table:style-name="Table5.D4" office:value-type="string">
                  <text:p text:style-name="P34">Play Note</text:p>
                  <text:p text:style-name="P34">On Contact Break</text:p>
                </table:table-cell>
                <table:table-cell table:style-name="Table5.D4" office:value-type="string">
                  <text:p text:style-name="P34">Guitar </text:p>
                  <text:p text:style-name="P34">Open Chord </text:p>
                  <text:p text:style-name="P34">Voicing</text:p>
                </table:table-cell>
                <table:table-cell table:style-name="Table5.C4" office:value-type="string">
                  <text:p text:style-name="P36">Added Notes (Sus4/6/9)</text:p>
                  <text:p text:style-name="P36"/>
                </table:table-cell>
                <table:table-cell table:style-name="Table5.C4" office:value-type="string">
                  <text:p text:style-name="P34">Sustain Chord Until Next Chord</text:p>
                </table:table-cell>
                <table:table-cell table:style-name="Table5.C4" office:value-type="string">
                  <text:p text:style-name="P34">Chromatic Scale On Pads</text:p>
                </table:table-cell>
                <table:table-cell table:style-name="Table5.I4" office:value-type="string">
                  <text:p text:style-name="P34"/>
                </table:table-cell>
                <table:table-cell table:style-name="Table5.I4" office:value-type="string">
                  <text:p text:style-name="P34"/>
                </table:table-cell>
                <table:table-cell table:style-name="Table5.I4" office:value-type="string">
                  <text:p text:style-name="P35"/>
                </table:table-cell>
                <table:table-cell table:style-name="Table5.C4" office:value-type="string">
                  <text:p text:style-name="P34">Enable Organ Buttons On MIDI Ch 2</text:p>
                </table:table-cell>
                <table:table-cell table:style-name="Table5.C4" office:value-type="string">
                  <text:p text:style-name="P34">Sustain O/B Until Next Chord</text:p>
                </table:table-cell>
                <table:table-cell table:style-name="Table5.N4" office:value-type="string">
                  <text:p text:style-name="P33">Save User Patch To </text:p>
                  <text:p text:style-name="P33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28">DOM7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34">Damp Note</text:p>
                  <text:p text:style-name="P34">On Contact Make</text:p>
                </table:table-cell>
                <table:table-cell table:style-name="Table5.D4" office:value-type="string">
                  <text:p text:style-name="P34">Damp Note</text:p>
                  <text:p text:style-name="P36">On Contact Break</text:p>
                </table:table-cell>
                <table:table-cell table:style-name="Table5.D4" office:value-type="string">
                  <text:p text:style-name="P34">Repeat Guitar Chord At</text:p>
                  <text:p text:style-name="P34">+1 Octave</text:p>
                </table:table-cell>
                <table:table-cell table:style-name="Table5.C4" office:value-type="string">
                  <text:p text:style-name="P34">Map Guitar Chord Bass Notes</text:p>
                </table:table-cell>
                <table:table-cell table:style-name="Table5.C4" office:value-type="string">
                  <text:p text:style-name="P34">Common Notes Sustain On Change</text:p>
                </table:table-cell>
                <table:table-cell table:style-name="Table5.C4" office:value-type="string">
                  <text:p text:style-name="P34">Diatonic</text:p>
                  <text:p text:style-name="P34">Scale On Pads</text:p>
                </table:table-cell>
                <table:table-cell table:style-name="Table5.C4" office:value-type="string">
                  <text:p text:style-name="P34">Pentatonic</text:p>
                  <text:p text:style-name="P34">Scale On Pads</text:p>
                </table:table-cell>
                <table:table-cell table:style-name="Table5.I4" office:value-type="string">
                  <text:p text:style-name="P34"/>
                </table:table-cell>
                <table:table-cell table:style-name="Table5.I4" office:value-type="string">
                  <text:p text:style-name="P35"/>
                </table:table-cell>
                <table:table-cell table:style-name="Table5.I4" office:value-type="string">
                  <text:p text:style-name="P34"/>
                </table:table-cell>
                <table:table-cell table:style-name="Table5.C4" office:value-type="string">
                  <text:p text:style-name="P34">Common Notes Sustain On O/B</text:p>
                </table:table-cell>
                <table:table-cell table:style-name="Table5.N4" office:value-type="string">
                  <text:p text:style-name="P23">MIDI Panic (All Notes Off)</text:p>
                </table:table-cell>
              </table:table-row>
              <table:table-row table:style-name="Table5.1">
                <table:table-cell table:style-name="Table5.A4" office:value-type="string">
                  <text:p text:style-name="P6"/>
                </table:table-cell>
                <table:table-cell table:style-name="Table5.B4">
                  <text:p text:style-name="P6"/>
                </table:table-cell>
                <table:table-cell table:style-name="Table5.I4" office:value-type="string">
                  <text:p text:style-name="P12">C</text:p>
                </table:table-cell>
                <table:table-cell table:style-name="Table5.D6" office:value-type="string">
                  <text:p text:style-name="P10">C#</text:p>
                </table:table-cell>
                <table:table-cell table:style-name="Table5.D6" office:value-type="string">
                  <text:p text:style-name="P12">D</text:p>
                </table:table-cell>
                <table:table-cell table:style-name="Table5.I4" office:value-type="string">
                  <text:p text:style-name="P10">D#</text:p>
                </table:table-cell>
                <table:table-cell table:style-name="Table5.I4" office:value-type="string">
                  <text:p text:style-name="P12">E</text:p>
                </table:table-cell>
                <table:table-cell table:style-name="Table5.H6" office:value-type="float" office:value="42005">
                  <text:p text:style-name="P12">F</text:p>
                </table:table-cell>
                <table:table-cell table:style-name="Table5.I4" office:value-type="string">
                  <text:p text:style-name="P10">F#</text:p>
                </table:table-cell>
                <table:table-cell table:style-name="Table5.I4" office:value-type="string">
                  <text:p text:style-name="P12">G</text:p>
                </table:table-cell>
                <table:table-cell table:style-name="Table5.I4" office:value-type="string">
                  <text:p text:style-name="P11">G#</text:p>
                </table:table-cell>
                <table:table-cell table:style-name="Table5.I4" office:value-type="string">
                  <text:p text:style-name="P12">A</text:p>
                </table:table-cell>
                <table:table-cell table:style-name="Table5.I4" office:value-type="string">
                  <text:p text:style-name="P10">A#</text:p>
                </table:table-cell>
                <table:table-cell table:style-name="Table5.N6" office:value-type="string">
                  <text:p text:style-name="P12">B</text:p>
                </table:table-cell>
              </table:table-row>
            </table:table>
            <text:p text:style-name="P15"><text:s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3">Special Chord Button Combinations</text:p>
                  <text:p text:style-name="P4"><text:span text:style-name="T2">●</text:span><text:span text:style-name="T2"> </text:span>MAJ + DOM7 = <text:span text:style-name="T3">Major Seventh</text:span> Chord</text:p>
                  <text:p text:style-name="P4"><text:span text:style-name="T2">●</text:span><text:span text:style-name="T2"> </text:span>MIN + DOM7 = <text:span text:style-name="T3">Minor Seventh</text:span> Chord</text:p>
                  <text:p text:style-name="P4"><text:span text:style-name="T2">●</text:span><text:span text:style-name="T2"> </text:span>MAJ + MIN = <text:span text:style-name="T3">Diminished</text:span> Triad</text:p>
                  <text:p text:style-name="P4"><text:span text:style-name="T2">●</text:span><text:span text:style-name="T2"> </text:span>MAJ + MIN + DOM7 = <text:span text:style-name="T3">Augmented</text:span> Triad</text:p>
                </table:table-cell>
                <table:table-cell table:style-name="Table6.A1" office:value-type="string">
                  <text:p text:style-name="P3">Added Notes (When enabled by Mode)</text:p>
                  <text:p text:style-name="P4"><text:span text:style-name="T2">●</text:span><text:span text:style-name="T2"> </text:span>Hold chord and press top row button to right =<text:span text:style-name="T3"> Sus 4</text:span></text:p>
                  <text:p text:style-name="P4"><text:span text:style-name="T2">●</text:span><text:span text:style-name="T2"> </text:span>Hold chord and press middle row button to right = <text:span text:style-name="T3">Add 6</text:span></text:p>
                  <text:p text:style-name="P4"><text:span text:style-name="T2">●</text:span><text:span text:style-name="T2"> </text:span>Hold chord and press bottom row button to right = <text:span text:style-name="T3">Add 2/9</text:span></text:p>
                  <text:p text:style-name="P5"><text:span text:style-name="T8"/></text:p>
                </table:table-cell>
                <table:table-cell table:style-name="Table6.A1" office:value-type="string">
                  <text:p text:style-name="P16"><text:span text:style-name="T6">●</text:span> Hold MODE and touch a pad with the stylus to set <text:span text:style-name="T3">MIDI velocity</text:span></text:p>
                  <text:p text:style-name="P17"><text:span text:style-name="T6">●</text:span><text:span text:style-name="T1"> </text:span>Hold MODE at startup to view <text:span text:style-name="T3">firmware version</text:span>. LED flashes major version digit, short blink, <text:s/>minor version digit, short blink</text:p>
                  <text:p text:style-name="P16"><text:span text:style-name="T6">● Strum output on MIDI channel 1 at controllable velocity</text:span></text:p>
                  <text:p text:style-name="P16"><text:span text:style-name="T6">● Organ button output on MIDI channel 2 at full velocity</text:span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Nyala" svg:font-family="Nyala" style:font-pitch="variable"/>
    <style:font-face style:name="Andalus" svg:font-family="Andalus" style:font-family-generic="roman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Browallia New" svg:font-family="'Browallia New'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Franklin Gothic Medium1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6-23T19:17:08.82</dc:date>
    <dc:creator>Jason Hotchkiss</dc:creator>
    <meta:editing-duration>PT08H35M38S</meta:editing-duration>
    <meta:editing-cycles>50</meta:editing-cycles>
    <meta:generator>OpenOffice.org/3.2$Win32 OpenOffice.org_project/320m18$Build-9502</meta:generator>
    <meta:printed-by>Jason Hotchkiss</meta:printed-by>
    <meta:print-date>2013-06-23T19:13:33.32</meta:print-date>
    <meta:document-statistic meta:table-count="6" meta:image-count="0" meta:object-count="0" meta:page-count="1" meta:paragraph-count="186" meta:word-count="602" meta:character-count="2960"/>
  </office:meta>
</office:document-meta>
</file>